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cm"/>
    </style:style>
    <style:style style:name="gr3" style:family="graphic" style:parent-style-name="standard">
      <style:graphic-properties draw:textarea-vertical-align="middle" draw:auto-grow-height="false" fo:min-height="0.066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10.558cm"/>
    </style:style>
    <style:style style:name="gr13" style:family="graphic" style:parent-style-name="standard">
      <style:graphic-properties draw:stroke="none" draw:fill="none" fo:min-height="8.132cm"/>
    </style:style>
    <style:style style:name="gr14" style:family="graphic" style:parent-style-name="standard">
      <style:graphic-properties draw:stroke="none" draw:fill="none" fo:min-height="2.1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88cm" fo:min-width="12.109cm"/>
    </style:style>
    <style:style style:name="gr16" style:family="graphic" style:parent-style-name="standard">
      <style:graphic-properties draw:stroke="none" draw:fill="none" fo:min-height="11.378cm"/>
    </style:style>
    <style:style style:name="gr17" style:family="graphic" style:parent-style-name="standard">
      <style:graphic-properties draw:stroke="none" draw:fill="none" fo:min-height="7.822cm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2.8cm"/>
    </style:style>
    <style:style style:name="gr20" style:family="graphic" style:parent-style-name="standard">
      <style:graphic-properties draw:stroke="none" draw:fill="none" fo:min-height="8.534cm"/>
    </style:style>
    <style:style style:name="gr21" style:family="graphic" style:parent-style-name="standard">
      <style:graphic-properties draw:stroke="none" draw:fill="none" fo:min-height="3.557cm"/>
    </style:style>
    <style:style style:name="gr22" style:family="graphic" style:parent-style-name="standard">
      <style:graphic-properties draw:stroke="none" draw:fill="none" fo:min-height="2.846cm"/>
    </style:style>
    <style:style style:name="gr23" style:family="graphic" style:parent-style-name="standard">
      <style:graphic-properties draw:stroke="none" draw:fill="none" fo:min-height="7.718cm"/>
    </style:style>
    <style:style style:name="gr24" style:family="graphic" style:parent-style-name="standard">
      <style:graphic-properties draw:stroke="none" draw:fill="none" fo:min-height="8.951cm"/>
    </style:style>
    <style:style style:name="gr25" style:family="graphic" style:parent-style-name="standard">
      <style:graphic-properties draw:stroke="none" draw:fill="none" fo:min-height="4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76cm"/>
    </style:style>
    <style:style style:name="gr27" style:family="graphic" style:parent-style-name="standard">
      <style:graphic-properties draw:stroke="none" draw:fill="none" fo:min-height="9.956cm"/>
    </style:style>
    <style:style style:name="gr28" style:family="graphic" style:parent-style-name="standard">
      <style:graphic-properties draw:stroke="none" draw:fill="none" fo:min-height="9.245cm"/>
    </style:style>
    <style:style style:name="gr29" style:family="graphic" style:parent-style-name="standard">
      <style:graphic-properties draw:stroke="none" draw:fill="none" fo:min-height="5.69cm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3cm"/>
    </style:style>
    <style:style style:name="P1" style:family="paragraph">
      <style:text-properties fo:font-family="'Anonymous Pro'" style:font-pitch="fixe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Anonymous Pro'" style:font-pitch="fixed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font-family="'Anonymous Pro'" style:font-pitch="fixed"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0000" fo:font-size="180pt" style:font-size-asian="180pt" style:font-weight-asian="normal" style:font-size-complex="18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family="'Anonymous Pro'" style:font-pitch="fixed" fo:font-size="20pt" style:font-size-asian="20pt" style:font-size-complex="20pt"/>
    </style:style>
    <style:style style:name="P14" style:family="paragraph">
      <style:text-properties fo:font-size="18pt"/>
    </style:style>
    <style:style style:name="P15" style:family="paragraph">
      <style:text-properties fo:font-family="'Anonymous Pro'" style:font-pitch="fixed" fo:font-size="24pt" style:font-size-asian="24pt" style:font-size-complex="24pt"/>
    </style:style>
    <style:style style:name="P16" style:family="paragraph">
      <style:text-properties fo:font-family="'Anonymous Pro'" style:font-pitch="fixed" fo:font-size="24pt" style:font-size-asian="24pt" style:font-size-complex="24pt"/>
    </style:style>
    <style:style style:name="P17" style:family="paragraph">
      <style:text-properties fo:font-family="'Anonymous Pro'" style:font-pitch="fixed" fo:font-size="20pt" style:font-size-asian="20pt" style:font-size-complex="20pt"/>
    </style:style>
    <style:style style:name="P18" style:family="paragraph">
      <style:text-properties fo:font-family="'Anonymous Pro'" style:font-pitch="fixed" fo:font-size="22pt" style:font-size-asian="22pt" style:font-size-complex="22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family="'Anonymous Pro'" style:font-pitch="fixed" fo:font-size="28pt" style:font-size-asian="28pt" style:font-size-complex="28pt"/>
    </style:style>
    <style:style style:name="T1" style:family="text">
      <style:text-properties fo:font-family="'Anonymous Pro'" style:font-pitch="fixed"/>
    </style:style>
    <style:style style:name="T2" style:family="text">
      <style:text-properties fo:font-family="'Anonymous Pro'" style:font-pitch="fixed" fo:font-size="28pt" style:font-size-asian="28pt" style:font-size-complex="28pt"/>
    </style:style>
    <style:style style:name="T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4" style:family="text">
      <style:text-properties fo:font-family="'Anonymous Pro'" style:font-pitch="fixed" fo:font-size="24pt" style:font-size-asian="24pt" style:font-size-complex="24pt"/>
    </style:style>
    <style:style style:name="T5" style:family="text">
      <style:text-properties fo:font-family="'Anonymous Pro'" style:font-pitch="fixed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7" style:family="text">
      <style:text-properties style:text-underline-style="none"/>
    </style:style>
    <style:style style:name="T8" style:family="text">
      <style:text-properties fo:font-family="'Anonymous Pro'" style:font-pitch="fixed" fo:font-size="22pt" style:font-size-asian="22pt" style:font-size-complex="22pt"/>
    </style:style>
    <style:style style:name="T9" style:family="text">
      <style:text-properties fo:font-family="'Anonymous Pro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Anonymous Pro'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ff0000" fo:font-size="180pt" style:font-size-asian="180pt" style:font-weight-asian="normal" style:font-size-complex="18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Anonymous Pro'" style:font-pitch="fixed" fo:font-size="20pt" style:font-size-asian="20pt" style:font-size-complex="20pt"/>
    </style:style>
    <style:style style:name="T15" style:family="text">
      <style:text-properties fo:font-size="18pt"/>
    </style:style>
    <style:style style:name="T16" style:family="text">
      <style:text-properties fo:font-family="'Anonymous Pro'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Anonymous Pro'" style:font-pitch="fixed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'Anonymous Pro'" style:font-pitch="fixed" fo:font-size="24pt" style:font-size-asian="24pt" style:font-size-complex="24pt"/>
    </style:style>
    <style:style style:name="T19" style:family="text">
      <style:text-properties fo:font-family="'Anonymous Pro'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'Anonymous Pro'" style:font-pitch="fixed" fo:font-size="24pt" style:font-size-asian="24pt" style:font-size-complex="24pt"/>
    </style:style>
    <style:style style:name="T21" style:family="text">
      <style:text-properties fo:font-family="'Anonymous Pro'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'Anonymous Pro'" style:font-pitch="fixed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family="'Anonymous Pro'" style:font-pitch="fixed" fo:font-size="20pt" style:font-size-asian="20pt" style:font-size-complex="20pt"/>
    </style:style>
    <style:style style:name="T24" style:family="text">
      <style:text-properties fo:font-family="'Anonymous Pro'" style:font-pitch="fixed" fo:font-size="22pt" style:font-size-asian="22pt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'Anonymous Pro'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Metaprogramación con Python 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program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general: codigo que modifica codigo</text:p>
              </text:list-item>
              <text:list-item>
                <text:p>Ejemplos practicos:</text:p>
                <text:list>
                  <text:list-item>
                    <text:p>Decoradores de funciones</text:p>
                  </text:list-item>
                  <text:list-item>
                    <text:p>Decoradores de clases</text:p>
                  </text:list-item>
                  <text:list-item>
                    <text:p>Descrip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En que nos va ayudar est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usado en algunos aspectos de muchos frameworks que usamos a diario (ej: django)</text:p>
              </text:list-item>
              <text:list-item>
                <text:p>Mejor comprension de como funciona python por dentro</text:p>
              </text:list-item>
              <text:list-item>
                <text:p>Es muy divertido y suele resolver problemas de manera practica y elegante ahorrando lineas de codigo innecesari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 de esta char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rar algunos elementos unicos que se han introducido en python3</text:p>
              </text:list-item>
              <text:list-item>
                <text:p>Entender mejor como funcionan por dentro algunos aspectos de python.</text:p>
              </text:list-item>
              <text:list-item>
                <text:p>Y, que explote un poco la cabez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 de esta char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rar algunos elementos unicos que se han introducido en python3</text:p>
              </text:list-item>
              <text:list-item>
                <text:p>Entender mejor como funcionan por dentro algunos aspectos de python.</text:p>
              </text:list-item>
              <text:list-item>
                <text:p>Y, que explote un poco la cabez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pezamos con algo ligero:<text:line-break/>funciones y parametro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unciones: unidad basica de ejecucion</text:p>
                <text:list>
                  <text:list-item>
                    <text:p>Funciones a nivel de modulo</text:p>
                  </text:list-item>
                  <text:list-item>
                    <text:p>Funciones de clase (metodos)</text:p>
                  </text:list-item>
                </text:list>
              </text:list-item>
              <text:list-item>
                <text:p>Llamar a una función:</text:p>
                <text:list>
                  <text:list-item>
                    <text:p>Parametros por posicionamiento:<text:line-break/><text:line-break/><text:span text:style-name="T1">somefunc(1,2,3)</text:span><text:span text:style-name="T1"><text:line-break/></text:span><text:span text:style-name="T1"/></text:p>
                  </text:list-item>
                  <text:list-item>
                    <text:p>Parametros por nombre (key word arguments):<text:line-break/><text:line-break/><text:span text:style-name="T1">somefunc(x=1, y=2, z=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ros por defecto</text:p>
          </draw:text-box>
        </draw:frame>
        <draw:frame draw:style-name="gr2" draw:text-style-name="P2" draw:layer="layout" svg:width="24.892cm" svg:height="12.9cm" svg:x="1.524cm" svg:y="4.372cm">
          <draw:text-box>
            <text:p><text:span text:style-name="T2">def somefunc(x, debug=False, names=None):</text:span></text:p>
            <text:p><text:span text:style-name="T2"><text:s text:c="4"/></text:span><text:span text:style-name="T2">if names is None:</text:span></text:p>
            <text:p><text:span text:style-name="T2"><text:s text:c="8"/></text:span><text:span text:style-name="T2">names = []</text:span></text:p>
            <text:p><text:span text:style-name="T2"><text:s text:c="4"/></text:span><text:span text:style-name="T2"># […]</text:span></text:p>
            <text:p><text:span text:style-name="T2"/></text:p>
            <text:p><text:span text:style-name="T2">somefunc(1)</text:span></text:p>
            <text:p><text:span text:style-name="T2">somefunc(2, names=[“foo”, “bar”])</text:span></text:p>
            <text:p><text:span text:style-name="T2"/></text:p>
            <text:list text:style-name="L3">
              <text:list-item>
                <text:p><text:span text:style-name="T3">Los valores por defecto se inicializan en tiempo de definicion (compilacion)</text:span></text:p>
              </text:list-item>
              <text:list-item>
                <text:p><text:span text:style-name="T3">Nunca usen tipos mutables como parametros por defecto.</text:span></text:p>
              </text:list-item>
            </text:list>
          </draw:text-box>
        </draw:frame>
        <draw:custom-shape draw:style-name="gr3" draw:text-style-name="P3" draw:layer="layout" svg:width="0.762cm" svg:height="1.016cm" svg:x="25.654cm" svg:y="19.0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*args y **kwargs</text:p>
          </draw:text-box>
        </draw:frame>
        <draw:frame draw:style-name="gr4" draw:text-style-name="P2" draw:layer="layout" svg:width="24.892cm" svg:height="4.772cm" svg:x="1.524cm" svg:y="5.388cm">
          <draw:text-box>
            <text:p><text:span text:style-name="T4">def somefunc(*args, **kwargs):</text:span></text:p>
            <text:p><text:span text:style-name="T4"><text:s text:c="4"/></text:span><text:span text:style-name="T4"># args es una tupla de argumento por posicion</text:span></text:p>
            <text:p><text:span text:style-name="T4"><text:s text:c="4"/></text:span><text:span text:style-name="T4"># kwargs es un diccionario de argumentos </text:span></text:p>
            <text:p><text:span text:style-name="T4"><text:s text:c="4"/></text:span><text:span text:style-name="T4"># por nombre</text:span></text:p>
            <text:p text:style-name="P4"><text:span text:style-name="T4"><text:s text:c="4"/></text:span><text:span text:style-name="T4"># […]</text:span></text:p>
          </draw:text-box>
        </draw:frame>
        <draw:frame draw:style-name="gr5" draw:layer="layout" svg:width="13.888cm" svg:height="1.098cm" svg:x="6.293cm" svg:y="11.262cm">
          <draw:text-box>
            <text:p text:style-name="P3"><text:span text:style-name="T4">somefunc(1, 2, x=3, y=4, z=5)</text:span></text:p>
          </draw:text-box>
        </draw:frame>
        <draw:frame draw:style-name="gr6" draw:text-style-name="P5" draw:layer="layout" svg:width="6.039cm" svg:height="1.354cm" svg:x="4.572cm" svg:y="15.072cm">
          <draw:text-box>
            <text:p text:style-name="P3"><text:span text:style-name="T5">args = (1,2)</text:span></text:p>
          </draw:text-box>
        </draw:frame>
        <draw:frame draw:style-name="gr7" draw:text-style-name="P6" draw:layer="layout" svg:width="6.039cm" svg:height="4.74cm" svg:x="17.723cm" svg:y="14.056cm">
          <draw:text-box>
            <text:p text:style-name="P4"><text:span text:style-name="T5">kwargs = {</text:span></text:p>
            <text:p text:style-name="P4"><text:span text:style-name="T5"><text:s text:c="4"/>“</text:span><text:span text:style-name="T5">x”: 3, </text:span></text:p>
            <text:p text:style-name="P4"><text:span text:style-name="T5"><text:s text:c="4"/>“</text:span><text:span text:style-name="T5">y”: 4, </text:span></text:p>
            <text:p text:style-name="P4"><text:span text:style-name="T5"><text:s text:c="4"/>“</text:span><text:span text:style-name="T5">z”: 5</text:span></text:p>
            <text:p text:style-name="P4"><text:span text:style-name="T5">}</text:span></text:p>
          </draw:text-box>
        </draw:frame>
        <draw:line draw:style-name="gr8" draw:text-style-name="P3" draw:layer="layout" svg:x1="13.405cm" svg:y1="12.36cm" svg:x2="19.247cm" svg:y2="12.36cm">
          <text:p/>
        </draw:line>
        <draw:line draw:style-name="gr9" draw:text-style-name="P3" draw:layer="layout" svg:x1="16.961cm" svg:y1="12.36cm" svg:x2="18.739cm" svg:y2="14.056cm">
          <text:p/>
        </draw:line>
        <draw:line draw:style-name="gr8" draw:text-style-name="P3" draw:layer="layout" svg:x1="10.611cm" svg:y1="12.36cm" svg:x2="12.643cm" svg:y2="12.36cm">
          <text:p/>
        </draw:line>
        <draw:line draw:style-name="gr9" draw:text-style-name="P3" draw:layer="layout" svg:x1="11.627cm" svg:y1="12.36cm" svg:x2="8.325cm" svg:y2="14.81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*args y **kwargs</text:p>
          </draw:text-box>
        </draw:frame>
        <draw:frame draw:style-name="gr5" draw:layer="layout" svg:width="13.888cm" svg:height="1.098cm" svg:x="6.604cm" svg:y="16.682cm">
          <draw:text-box>
            <text:p text:style-name="P3"><text:span text:style-name="T4">somefunc(1, 2, x=3, y=4, z=5)</text:span></text:p>
          </draw:text-box>
        </draw:frame>
        <draw:frame draw:style-name="gr6" draw:text-style-name="P5" draw:layer="layout" svg:width="6.039cm" svg:height="1.354cm" svg:x="2.851cm" svg:y="5.25cm">
          <draw:text-box>
            <text:p text:style-name="P3"><text:span text:style-name="T5">args = (1,2)</text:span></text:p>
          </draw:text-box>
        </draw:frame>
        <draw:frame draw:style-name="gr7" draw:text-style-name="P6" draw:layer="layout" svg:width="6.039cm" svg:height="4.74cm" svg:x="18.091cm" svg:y="4.826cm">
          <draw:text-box>
            <text:p text:style-name="P4"><text:span text:style-name="T5">kwargs = {</text:span></text:p>
            <text:p text:style-name="P4"><text:span text:style-name="T5"><text:s text:c="4"/>“</text:span><text:span text:style-name="T5">x”: 3, </text:span></text:p>
            <text:p text:style-name="P4"><text:span text:style-name="T5"><text:s text:c="4"/>“</text:span><text:span text:style-name="T5">y”: 4, </text:span></text:p>
            <text:p text:style-name="P4"><text:span text:style-name="T5"><text:s text:c="4"/>“</text:span><text:span text:style-name="T5">z”: 5</text:span></text:p>
            <text:p text:style-name="P4"><text:span text:style-name="T5">}</text:span></text:p>
          </draw:text-box>
        </draw:frame>
        <draw:frame draw:style-name="gr5" draw:text-style-name="P7" draw:layer="layout" svg:width="12.038cm" svg:height="1.098cm" svg:x="7.266cm" svg:y="11.43cm">
          <draw:text-box>
            <text:p><text:span text:style-name="T4">somefunc(*args, **kwargs)</text:span></text:p>
          </draw:text-box>
        </draw:frame>
        <draw:line draw:style-name="gr9" draw:text-style-name="P3" draw:layer="layout" svg:x1="12.954cm" svg:y1="13.462cm" svg:x2="12.954cm" svg:y2="16.002cm">
          <text:p/>
        </draw:line>
        <draw:line draw:style-name="gr9" draw:text-style-name="P3" draw:layer="layout" svg:x1="8.382cm" svg:y1="6.858cm" svg:x2="12.446cm" svg:y2="11.092cm">
          <text:p/>
        </draw:line>
        <draw:line draw:style-name="gr9" draw:text-style-name="P3" draw:layer="layout" svg:x1="18.091cm" svg:y1="6.35cm" svg:x2="15.945cm" svg:y2="11.43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o **kwargs</text:p>
          </draw:text-box>
        </draw:frame>
        <draw:frame draw:style-name="gr4" draw:text-style-name="P2" draw:layer="layout" svg:width="24.892cm" svg:height="7.971cm" svg:x="1.27cm" svg:y="5.322cm">
          <draw:text-box>
            <text:p><text:span text:style-name="T6">Obligar a pasar ciertos parametros por nombre</text:span></text:p>
            <text:p><text:span text:style-name="T4"/></text:p>
            <text:p><text:span text:style-name="T4"/></text:p>
            <text:p><text:span text:style-name="T4">def recv(size, *, block=True):</text:span></text:p>
            <text:p><text:span text:style-name="T4"><text:s text:c="4"/></text:span><text:span text:style-name="T4">pass</text:span></text:p>
            <text:p><text:span text:style-name="T4"/></text:p>
            <text:p><text:span text:style-name="T4"/></text:p>
            <text:p><text:span text:style-name="T4">recv(4069, block=False) </text:span><text:span text:style-name="T4"><text:tab/></text:span><text:span text:style-name="T4"><text:tab/></text:span><text:span text:style-name="T4"><text:tab/></text:span><text:span text:style-name="T4"><text:tab/></text:span><text:span text:style-name="T4"># ok</text:span></text:p>
            <text:p><text:span text:style-name="T4">recv(4069, False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# erro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os basicos: <text:span text:style-name="T7">tipos</text:span> de metodos</text:p>
          </draw:text-box>
        </draw:frame>
        <draw:frame draw:style-name="gr5" draw:text-style-name="P9" draw:layer="layout" svg:width="9.815cm" svg:height="8.776cm" svg:x="3.048cm" svg:y="7.48cm">
          <draw:text-box>
            <text:p><text:span text:style-name="T8">class Smap(object):</text:span></text:p>
            <text:p><text:span text:style-name="T8"><text:s text:c="4"/></text:span><text:span text:style-name="T8">def imethod(</text:span><text:span text:style-name="T9">self</text:span><text:span text:style-name="T8">):</text:span></text:p>
            <text:p><text:span text:style-name="T8"><text:s text:c="8"/></text:span><text:span text:style-name="T8">pass</text:span></text:p>
            <text:p><text:span text:style-name="T8"/></text:p>
            <text:p><text:span text:style-name="T8"><text:s text:c="4"/></text:span><text:span text:style-name="T8">@classmethod</text:span></text:p>
            <text:p><text:span text:style-name="T8"><text:s text:c="4"/></text:span><text:span text:style-name="T8">def cmethod(</text:span><text:span text:style-name="T9">cls</text:span><text:span text:style-name="T8">):</text:span></text:p>
            <text:p><text:span text:style-name="T8"><text:s text:c="8"/></text:span><text:span text:style-name="T8">pass</text:span></text:p>
            <text:p><text:span text:style-name="T8"/></text:p>
            <text:p><text:span text:style-name="T8"><text:s text:c="4"/></text:span><text:span text:style-name="T8">@staticmethod</text:span></text:p>
            <text:p><text:span text:style-name="T8"><text:s text:c="4"/></text:span><text:span text:style-name="T8">def smethod():</text:span></text:p>
            <text:p><text:span text:style-name="T8"><text:s text:c="8"/></text:span><text:span text:style-name="T8">pass</text:span></text:p>
          </draw:text-box>
        </draw:frame>
        <draw:frame draw:style-name="gr5" draw:text-style-name="P9" draw:layer="layout" svg:width="6.429cm" svg:height="8.001cm" svg:x="16.764cm" svg:y="7.555cm">
          <draw:text-box>
            <text:p><text:span text:style-name="T8">s = Spam()</text:span></text:p>
            <text:p><text:span text:style-name="T9">s</text:span><text:span text:style-name="T8">.imethod()</text:span></text:p>
            <text:p><text:span text:style-name="T8"/></text:p>
            <text:p><text:span text:style-name="T8"/></text:p>
            <text:p><text:span text:style-name="T9"/></text:p>
            <text:p><text:span text:style-name="T9">Spam</text:span><text:span text:style-name="T8">.cmethod()</text:span></text:p>
            <text:p><text:span text:style-name="T8"/></text:p>
            <text:p><text:span text:style-name="T8"/></text:p>
            <text:p><text:span text:style-name="T8"/></text:p>
            <text:p><text:span text:style-name="T8">Spam.smethod()</text:span></text:p>
          </draw:text-box>
        </draw:frame>
        <draw:line draw:style-name="gr9" draw:text-style-name="P3" draw:layer="layout" svg:x1="16.764cm" svg:y1="9.004cm" svg:x2="11.762cm" svg:y2="8.75cm">
          <text:p/>
        </draw:line>
        <draw:line draw:style-name="gr9" draw:text-style-name="P3" draw:layer="layout" svg:x1="16.764cm" svg:y1="12.052cm" svg:x2="11.43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os basicos: diccionarios</text:p>
          </draw:text-box>
        </draw:frame>
        <draw:frame draw:style-name="gr5" draw:text-style-name="P10" draw:layer="layout" svg:width="19.836cm" svg:height="1.195cm" svg:x="2.77cm" svg:y="4.647cm">
          <draw:text-box>
            <text:p><text:span text:style-name="T10">Los objetos y las clases por dentro son diccionarios</text:span></text:p>
          </draw:text-box>
        </draw:frame>
        <draw:frame draw:style-name="gr5" draw:text-style-name="P9" draw:layer="layout" svg:width="11.508cm" svg:height="4.901cm" svg:x="5.842cm" svg:y="6.783cm">
          <draw:text-box>
            <text:p><text:span text:style-name="T8">class Smap(object):</text:span></text:p>
            <text:p><text:span text:style-name="T8"><text:s text:c="4"/></text:span><text:span text:style-name="T8">def __init__(</text:span><text:span text:style-name="T11">self, x</text:span><text:span text:style-name="T8">):</text:span></text:p>
            <text:p><text:span text:style-name="T8"><text:s text:c="8"/></text:span><text:span text:style-name="T8">self.x = x</text:span></text:p>
            <text:p><text:span text:style-name="T8"/></text:p>
            <text:p><text:span text:style-name="T8"><text:s text:c="4"/></text:span><text:span text:style-name="T8">def foo(self):</text:span></text:p>
            <text:p><text:span text:style-name="T8"><text:s text:c="8"/></text:span><text:span text:style-name="T8">return x</text:span></text:p>
          </draw:text-box>
        </draw:frame>
        <draw:frame draw:style-name="gr10" draw:text-style-name="P9" draw:layer="layout" svg:width="16.165cm" svg:height="6.451cm" svg:x="5.425cm" svg:y="12.853cm">
          <draw:text-box>
            <text:p><text:span text:style-name="T8">&gt;&gt;&gt; s = Spam(2)</text:span></text:p>
            <text:p><text:span text:style-name="T8">&gt;&gt;&gt; s.__dict__</text:span></text:p>
            <text:p><text:span text:style-name="T8">{'x': 2}</text:span></text:p>
            <text:p><text:span text:style-name="T8"/></text:p>
            <text:p><text:span text:style-name="T8">&gt;&gt;&gt; Spam.__dict__['foo']</text:span></text:p>
            <text:p><text:span text:style-name="T8">&lt;function Spam.foo at 0x7f4b97bf9f80&gt;</text:span></text:p>
            <text:p><text:span text:style-name="T8">&gt;&gt;&gt; Spam.__dict__['foo'](s)</text:span></text:p>
            <text:p><text:span text:style-name="T8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27cm" svg:y="7.62cm" presentation:class="title" presentation:user-transformed="true">
          <draw:text-box>
            <text:p>Primeros pasos en “metaprogrammi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 con print()</text:p>
          </draw:text-box>
        </draw:frame>
        <draw:frame draw:style-name="gr11" draw:layer="layout" svg:width="8.128cm" svg:height="0.962cm" svg:x="1.524cm" svg:y="5.134cm">
          <draw:text-box>
            <text:p>Una simple función:</text:p>
          </draw:text-box>
        </draw:frame>
        <draw:frame draw:style-name="gr11" draw:layer="layout" svg:width="10.16cm" svg:height="0.962cm" svg:x="1.524cm" svg:y="10.296cm">
          <draw:text-box>
            <text:p>Una simple función con debug:</text:p>
          </draw:text-box>
        </draw:frame>
        <draw:frame draw:style-name="gr5" draw:text-style-name="P9" draw:layer="layout" svg:width="6.429cm" svg:height="1.801cm" svg:x="2.794cm" svg:y="6.604cm">
          <draw:text-box>
            <text:p><text:span text:style-name="T8">def add(x, y):</text:span></text:p>
            <text:p><text:span text:style-name="T8"><text:s text:c="4"/></text:span><text:span text:style-name="T8">return x+y</text:span></text:p>
          </draw:text-box>
        </draw:frame>
        <draw:frame draw:style-name="gr5" draw:text-style-name="P9" draw:layer="layout" svg:width="7.275cm" svg:height="2.576cm" svg:x="2.54cm" svg:y="11.915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+y</text:span></text:p>
          </draw:text-box>
        </draw:frame>
        <draw:frame draw:style-name="gr11" draw:layer="layout" svg:width="9.652cm" svg:height="0.962cm" svg:x="14.552cm" svg:y="5.08cm">
          <draw:text-box>
            <text:p>Muchas funciones con debug:</text:p>
          </draw:text-box>
        </draw:frame>
        <draw:frame draw:style-name="gr5" draw:text-style-name="P9" draw:layer="layout" svg:width="7.275cm" svg:height="11.876cm" svg:x="15.24cm" svg:y="6.581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 y):</text:span></text:p>
            <text:p><text:span text:style-name="T8"><text:s text:c="4"/></text:span><text:span text:style-name="T8">print('sub')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mul(x, y):</text:span></text:p>
            <text:p><text:span text:style-name="T8"><text:s text:c="4"/></text:span><text:span text:style-name="T8">print('mul')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def div(x, y):</text:span></text:p>
            <text:p><text:span text:style-name="T8"><text:s text:c="4"/></text:span><text:span text:style-name="T8">print('div')</text:span></text:p>
            <text:p><text:span text:style-name="T8"><text:s text:c="4"/></text:span><text:span text:style-name="T8">return x /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 con print()</text:p>
          </draw:text-box>
        </draw:frame>
        <draw:frame draw:style-name="gr11" draw:layer="layout" svg:width="8.128cm" svg:height="0.962cm" svg:x="1.524cm" svg:y="5.134cm">
          <draw:text-box>
            <text:p>Una simple función:</text:p>
          </draw:text-box>
        </draw:frame>
        <draw:frame draw:style-name="gr11" draw:layer="layout" svg:width="10.16cm" svg:height="0.962cm" svg:x="1.524cm" svg:y="10.296cm">
          <draw:text-box>
            <text:p>Una simple función con debug:</text:p>
          </draw:text-box>
        </draw:frame>
        <draw:frame draw:style-name="gr5" draw:text-style-name="P9" draw:layer="layout" svg:width="6.429cm" svg:height="1.801cm" svg:x="2.794cm" svg:y="6.604cm">
          <draw:text-box>
            <text:p><text:span text:style-name="T8">def add(x, y):</text:span></text:p>
            <text:p><text:span text:style-name="T8"><text:s text:c="4"/></text:span><text:span text:style-name="T8">return x+y</text:span></text:p>
          </draw:text-box>
        </draw:frame>
        <draw:frame draw:style-name="gr5" draw:text-style-name="P9" draw:layer="layout" svg:width="7.275cm" svg:height="2.576cm" svg:x="2.54cm" svg:y="11.915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+y</text:span></text:p>
          </draw:text-box>
        </draw:frame>
        <draw:frame draw:style-name="gr11" draw:layer="layout" svg:width="9.652cm" svg:height="0.962cm" svg:x="14.552cm" svg:y="5.08cm">
          <draw:text-box>
            <text:p>Muchas funciones con debug:</text:p>
          </draw:text-box>
        </draw:frame>
        <draw:frame draw:style-name="gr5" draw:text-style-name="P9" draw:layer="layout" svg:width="7.275cm" svg:height="11.876cm" svg:x="15.24cm" svg:y="6.581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 y):</text:span></text:p>
            <text:p><text:span text:style-name="T8"><text:s text:c="4"/></text:span><text:span text:style-name="T8">print('sub')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mul(x, y):</text:span></text:p>
            <text:p><text:span text:style-name="T8"><text:s text:c="4"/></text:span><text:span text:style-name="T8">print('mul')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def div(x, y):</text:span></text:p>
            <text:p><text:span text:style-name="T8"><text:s text:c="4"/></text:span><text:span text:style-name="T8">print('div')</text:span></text:p>
            <text:p><text:span text:style-name="T8"><text:s text:c="4"/></text:span><text:span text:style-name="T8">return x / y</text:span></text:p>
          </draw:text-box>
        </draw:frame>
        <draw:frame draw:style-name="gr5" draw:text-style-name="P11" draw:layer="layout" svg:width="8.969cm" svg:height="7.346cm" svg:x="8.811cm" svg:y="6.858cm">
          <draw:text-box>
            <text:p><text:span text:style-name="T12">K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or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dores, son funciones que envuelven otra funcion, o es decir crean un wrapper de la funcion.</text:p>
              </text:list-item>
              <text:list-item>
                <text:p>Un wrapper hace lo mismo que la funcion que esta “wrappeada”, pero hace mas cosas que la origin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2" draw:text-style-name="P9" draw:layer="layout" svg:width="22.098cm" svg:height="10.808cm" svg:x="3.048cm" svg:y="6.4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8">@wraps(func)</text:span></text:p>
            <text:p><text:span text:style-name="T8"><text:s text:c="4"/></text:span><text:span text:style-name="T8">def _wrapper(*args, **kwargs):</text:span></text:p>
            <text:p><text:span text:style-name="T8"><text:s text:c="8"/></text:span><text:span text:style-name="T8">print(func_name)</text:span></text:p>
            <text:p><text:span text:style-name="T8"><text:s text:c="8"/></text:span><text:span text:style-name="T8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2" draw:text-style-name="P9" draw:layer="layout" svg:width="22.098cm" svg:height="10.808cm" svg:x="3.048cm" svg:y="6.4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9">@wraps(func)</text:span></text:p>
            <text:p><text:span text:style-name="T9"><text:s text:c="4"/></text:span><text:span text:style-name="T9">def _wrapper(*args, **kwargs):</text:span></text:p>
            <text:p><text:span text:style-name="T9"><text:s text:c="8"/></text:span><text:span text:style-name="T9">print(func_name)</text:span></text:p>
            <text:p><text:span text:style-name="T9"><text:s text:c="8"/></text:span><text:span text:style-name="T9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3" draw:text-style-name="P9" draw:layer="layout" svg:width="22.098cm" svg:height="8.776cm" svg:x="2.794cm" svg:y="4.0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9">@wraps(func)</text:span></text:p>
            <text:p><text:span text:style-name="T8"><text:s text:c="4"/></text:span><text:span text:style-name="T8">def _wrapper(*args, **kwargs):</text:span></text:p>
            <text:p><text:span text:style-name="T8"><text:s text:c="8"/></text:span><text:span text:style-name="T8">print(func_name)</text:span></text:p>
            <text:p><text:span text:style-name="T8"><text:s text:c="8"/></text:span><text:span text:style-name="T8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draw:frame draw:style-name="gr5" draw:text-style-name="P12" draw:layer="layout" svg:width="24.734cm" svg:height="3.326cm" svg:x="1.936cm" svg:y="14.708cm">
          <draw:text-box>
            <text:p><text:span text:style-name="T13">@wraps copia los metadatos de la funcion al wrapper. </text:span></text:p>
            <text:p><text:span text:style-name="T13">Los metadatos son el nombre de la funcion, los docstring y </text:span></text:p>
            <text:p><text:span text:style-name="T13">otros attributos de la funcionprincipal.</text:span></text:p>
          </draw:text-box>
        </draw:frame>
        <draw:custom-shape draw:style-name="gr3" draw:text-style-name="P3" draw:layer="layout" svg:width="0.762cm" svg:height="1.016cm" svg:x="25.654cm" svg:y="19.0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taxis de los decoradores</text:p>
          </draw:text-box>
        </draw:frame>
        <draw:frame draw:style-name="gr14" draw:text-style-name="P9" draw:layer="layout" svg:width="10.668cm" svg:height="2.576cm" svg:x="4.826cm" svg:y="6.822cm">
          <draw:text-box>
            <text:p><text:span text:style-name="T8">@debug</text:span></text:p>
            <text:p><text:span text:style-name="T8">def somefunc():</text:span></text:p>
            <text:p><text:span text:style-name="T8"><text:s text:c="4"/></text:span><text:span text:style-name="T8">pass</text:span></text:p>
          </draw:text-box>
        </draw:frame>
        <draw:frame draw:style-name="gr14" draw:text-style-name="P9" draw:layer="layout" svg:width="12.192cm" svg:height="3.351cm" svg:x="5.08cm" svg:y="12.651cm">
          <draw:text-box>
            <text:p><text:span text:style-name="T8">def somefunc():</text:span></text:p>
            <text:p><text:span text:style-name="T8"><text:s text:c="4"/></text:span><text:span text:style-name="T8">pass</text:span></text:p>
            <text:p><text:span text:style-name="T8"/></text:p>
            <text:p><text:span text:style-name="T8">somefunc = debug(somefunc)</text:span></text:p>
          </draw:text-box>
        </draw:frame>
        <draw:frame draw:style-name="gr5" draw:layer="layout" svg:width="4.202cm" svg:height="0.962cm" svg:x="2.54cm" svg:y="5.134cm">
          <draw:text-box>
            <text:p>Sugar syntax</text:p>
          </draw:text-box>
        </draw:frame>
        <draw:frame draw:style-name="gr5" draw:layer="layout" svg:width="6.979cm" svg:height="0.962cm" svg:x="2.419cm" svg:y="10.922cm">
          <draw:text-box>
            <text:p>Lo que realmente pasa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ado</text:p>
          </draw:text-box>
        </draw:frame>
        <draw:frame draw:style-name="gr15" draw:text-style-name="P9" draw:layer="layout" svg:width="12.609cm" svg:height="12.638cm" svg:x="9.997cm" svg:y="5.396cm">
          <draw:text-box>
            <text:p><text:span text:style-name="T8">@debug</text:span></text:p>
            <text:p><text:span text:style-name="T8">def add(x, y):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@debug</text:span></text:p>
            <text:p><text:span text:style-name="T8">def sub(x, y):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@debug</text:span></text:p>
            <text:p><text:span text:style-name="T8">def mul(x, y):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@debug</text:span></text:p>
            <text:p><text:span text:style-name="T8">def div(x, y):</text:span></text:p>
            <text:p><text:span text:style-name="T8"><text:s text:c="4"/></text:span><text:span text:style-name="T8">return x /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codigo de debuging esta totalmente aislado y puede ser modificado sin tener que tocar el codigo.</text:p>
              </text:list-item>
              <text:list-item>
                <text:p>El codigo queda mas limpio ya que solo tiene una “anotacion” de debug y no el codigo de debug dentro del cuerpo de la funcion.</text:p>
              </text:list-item>
              <text:list-item>
                <text:p>En un futuro podemos pasar a usar logging de python u otro destino para guardar los logs mas sofisticado que print, una vez mas sin tener que tocar una linea de codigo re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poco mas: decoradores con parametros</text:p>
          </draw:text-box>
        </draw:frame>
        <draw:frame draw:style-name="gr16" draw:text-style-name="P13" draw:layer="layout" svg:width="21.757cm" svg:height="11.628cm" svg:x="3.302cm" svg:y="5.136cm">
          <draw:text-box>
            <text:p><text:span text:style-name="T14">from functools import wraps</text:span></text:p>
            <text:p><text:span text:style-name="T14"/></text:p>
            <text:p><text:span text:style-name="T14">def debug(prefix=''):</text:span></text:p>
            <text:p><text:span text:style-name="T14"><text:s text:c="4"/></text:span><text:span text:style-name="T14">def _decorator(func):</text:span></text:p>
            <text:p><text:span text:style-name="T14"><text:s text:c="8"/></text:span><text:span text:style-name="T14">func_name = func.__qualname__</text:span></text:p>
            <text:p><text:span text:style-name="T14"><text:s text:c="8"/></text:span><text:span text:style-name="T14">@wraps(func)</text:span></text:p>
            <text:p><text:span text:style-name="T14"><text:s text:c="8"/></text:span><text:span text:style-name="T14">def _wrapper(*args, **kwargs):</text:span></text:p>
            <text:p><text:span text:style-name="T14"><text:s text:c="12"/></text:span><text:span text:style-name="T14">print(prefix, func_name)</text:span></text:p>
            <text:p><text:span text:style-name="T14"><text:s text:c="12"/></text:span><text:span text:style-name="T14">return func(*args, **kwargs)</text:span></text:p>
            <text:p><text:span text:style-name="T14"/></text:p>
            <text:p><text:span text:style-name="T14"><text:s text:c="8"/></text:span><text:span text:style-name="T14">return _wrapper</text:span></text:p>
            <text:p><text:span text:style-name="T14"><text:s text:c="4"/></text:span><text:span text:style-name="T14">return _decorator</text:span></text:p>
            <text:p><text:span text:style-name="T14"/></text:p>
            <text:p><text:span text:style-name="T14">@debug(prefix="****")</text:span></text:p>
            <text:p><text:span text:style-name="T14">def add(x, y):</text:span></text:p>
            <text:p><text:span text:style-name="T14"><text:s text:c="4"/></text:span><text:span text:style-name="T14">return x +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taxis de los decoradores con parametros</text:p>
          </draw:text-box>
        </draw:frame>
        <draw:frame draw:style-name="gr14" draw:text-style-name="P9" draw:layer="layout" svg:width="10.668cm" svg:height="2.576cm" svg:x="4.826cm" svg:y="6.822cm">
          <draw:text-box>
            <text:p><text:span text:style-name="T8">@debug(args)</text:span></text:p>
            <text:p><text:span text:style-name="T8">def somefunc():</text:span></text:p>
            <text:p><text:span text:style-name="T8"><text:s text:c="4"/></text:span><text:span text:style-name="T8">pass</text:span></text:p>
          </draw:text-box>
        </draw:frame>
        <draw:frame draw:style-name="gr14" draw:text-style-name="P9" draw:layer="layout" svg:width="16.002cm" svg:height="3.351cm" svg:x="5.08cm" svg:y="12.651cm">
          <draw:text-box>
            <text:p><text:span text:style-name="T8">def somefunc():</text:span></text:p>
            <text:p><text:span text:style-name="T8"><text:s text:c="4"/></text:span><text:span text:style-name="T8">pass</text:span></text:p>
            <text:p><text:span text:style-name="T8"/></text:p>
            <text:p><text:span text:style-name="T8">somefunc = debug(args)(somefunc)</text:span></text:p>
          </draw:text-box>
        </draw:frame>
        <draw:frame draw:style-name="gr5" draw:text-style-name="P14" draw:layer="layout" svg:width="4.202cm" svg:height="0.962cm" svg:x="2.54cm" svg:y="5.134cm">
          <draw:text-box>
            <text:p><text:span text:style-name="T15">Sugar syntax</text:span></text:p>
          </draw:text-box>
        </draw:frame>
        <draw:frame draw:style-name="gr5" draw:text-style-name="P14" draw:layer="layout" svg:width="6.979cm" svg:height="0.962cm" svg:x="2.419cm" svg:y="10.922cm">
          <draw:text-box>
            <text:p><text:span text:style-name="T15">Lo que realmente pa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poco mas: decoradores con parametros</text:p>
          </draw:text-box>
        </draw:frame>
        <draw:frame draw:style-name="gr17" draw:text-style-name="P13" draw:layer="layout" svg:width="21.757cm" svg:height="8.735cm" svg:x="3.302cm" svg:y="5.136cm">
          <draw:text-box>
            <text:p><text:span text:style-name="T14">from functools import wraps</text:span></text:p>
            <text:p><text:span text:style-name="T14"/></text:p>
            <text:p><text:span text:style-name="T14">def debug(prefix=''):</text:span></text:p>
            <text:p><text:span text:style-name="T14"><text:s text:c="4"/></text:span><text:span text:style-name="T16">def _decorator(func):</text:span></text:p>
            <text:p><text:span text:style-name="T16"><text:s text:c="8"/></text:span><text:span text:style-name="T16">func_name = func.__qualname__</text:span></text:p>
            <text:p><text:span text:style-name="T16"><text:s text:c="8"/></text:span><text:span text:style-name="T16">@wraps(func)</text:span></text:p>
            <text:p><text:span text:style-name="T16"><text:s text:c="8"/></text:span><text:span text:style-name="T16">def _wrapper(*args, **kwargs):</text:span></text:p>
            <text:p><text:span text:style-name="T16"><text:s text:c="12"/></text:span><text:span text:style-name="T16">print(prefix, func_name)</text:span></text:p>
            <text:p><text:span text:style-name="T16"><text:s text:c="12"/></text:span><text:span text:style-name="T16">return func(*args, **kwargs)</text:span></text:p>
            <text:p><text:span text:style-name="T16"/></text:p>
            <text:p><text:span text:style-name="T16"><text:s text:c="8"/></text:span><text:span text:style-name="T16">return _wrapper</text:span></text:p>
            <text:p><text:span text:style-name="T14"><text:s text:c="4"/></text:span><text:span text:style-name="T14">return _decorator</text:span></text:p>
          </draw:text-box>
        </draw:frame>
        <draw:custom-shape draw:style-name="gr18" draw:text-style-name="P3" draw:layer="layout" svg:width="14.478cm" svg:height="5.588cm" svg:x="4.826cm" svg:y="7.36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9.168cm" svg:height="2.384cm" svg:x="17.78cm" svg:y="14.478cm">
          <draw:text-box>
            <text:p>Decorador normal y corriente</text:p>
            <text:p>tal y como los hemos conocido</text:p>
            <text:p>en los slides anteriores.</text:p>
          </draw:text-box>
        </draw:frame>
        <draw:frame draw:style-name="gr5" draw:layer="layout" svg:width="12.935cm" svg:height="1.673cm" svg:x="1.543cm" svg:y="16.256cm">
          <draw:text-box>
            <text:p>Funcion que envuelve el decorador y </text:p>
            <text:p>que se encarga de capturar los argumentos.</text:p>
          </draw:text-box>
        </draw:frame>
        <draw:line draw:style-name="gr9" draw:text-style-name="P3" draw:layer="layout" svg:x1="3.302cm" svg:y1="16.256cm" svg:x2="4.318cm" svg:y2="7.62cm">
          <text:p/>
        </draw:line>
        <draw:line draw:style-name="gr9" draw:text-style-name="P3" draw:layer="layout" svg:x1="17.78cm" svg:y1="14.732cm" svg:x2="15.748cm" svg:y2="13.208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a vuelta de tuerca</text:p>
          </draw:text-box>
        </draw:frame>
        <draw:frame draw:style-name="gr19" draw:text-style-name="P13" draw:layer="layout" svg:width="22.204cm" svg:height="13.05cm" svg:x="2.77cm" svg:y="4.771cm">
          <draw:text-box>
            <text:p><text:span text:style-name="T14">from functools import wraps, partial</text:span></text:p>
            <text:p><text:span text:style-name="T14"/></text:p>
            <text:p><text:span text:style-name="T14">def debug(func=None, *, prefix=''):</text:span></text:p>
            <text:p><text:span text:style-name="T17"><text:s text:c="4"/></text:span><text:span text:style-name="T17">if func is None:</text:span></text:p>
            <text:p><text:span text:style-name="T17"><text:s text:c="8"/></text:span><text:span text:style-name="T17">return partial(debug, prefix=prefix)</text:span></text:p>
            <text:p><text:span text:style-name="T14"/></text:p>
            <text:p><text:span text:style-name="T14"><text:s text:c="4"/></text:span><text:span text:style-name="T14">func_name = func.__qualname__</text:span></text:p>
            <text:p><text:span text:style-name="T14"><text:s text:c="4"/></text:span><text:span text:style-name="T14">@wraps(func)</text:span></text:p>
            <text:p><text:span text:style-name="T14"><text:s text:c="4"/></text:span><text:span text:style-name="T14">def _wrapper(*args, **kwargs):</text:span></text:p>
            <text:p><text:span text:style-name="T14"><text:s text:c="8"/></text:span><text:span text:style-name="T14">print(prefix, func_name)</text:span></text:p>
            <text:p><text:span text:style-name="T14"><text:s text:c="8"/></text:span><text:span text:style-name="T14">return func(*args, **kwargs)</text:span></text:p>
            <text:p><text:span text:style-name="T14"/></text:p>
            <text:p><text:span text:style-name="T14"><text:s text:c="4"/></text:span><text:span text:style-name="T14">return _wrapper</text:span></text:p>
            <text:p><text:span text:style-name="T14"/></text:p>
            <text:p><text:span text:style-name="T14">@debug(prefix="****")</text:span></text:p>
            <text:p><text:span text:style-name="T14">def add(x, y):</text:span></text:p>
            <text:p><text:span text:style-name="T14"><text:s text:c="4"/></text:span><text:span text:style-name="T14">return x +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2.336cm" presentation:class="title" presentation:user-transformed="true">
          <draw:text-box>
            <text:p>¿Y si queremos decorar todos los metodos de la clase?</text:p>
          </draw:text-box>
        </draw:frame>
        <draw:frame draw:style-name="gr20" draw:text-style-name="P15" draw:layer="layout" svg:width="11.684cm" svg:height="10.415cm" svg:x="7.366cm" svg:y="7.365cm">
          <draw:text-box>
            <text:p text:style-name="P15"><text:span text:style-name="T18">class Spam(object):</text:span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foo(self):</text:span></text:p>
            <text:p text:style-name="P15"><text:span text:style-name="T18"><text:s text:c="8"/></text:span><text:span text:style-name="T18">pass</text:span></text:p>
            <text:p text:style-name="P15"><text:span text:style-name="T18"/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bar(self):</text:span></text:p>
            <text:p text:style-name="P15"><text:span text:style-name="T18"><text:s text:c="8"/></text:span><text:span text:style-name="T18">pass</text:span></text:p>
            <text:p text:style-name="P15"><text:span text:style-name="T18"/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dokk(self):</text:span></text:p>
            <text:p text:style-name="P15"><text:span text:style-name="T18"><text:s text:c="8"/></text:span><text:span text:style-name="T18">p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2.336cm" presentation:class="title" presentation:user-transformed="true">
          <draw:text-box>
            <text:p>¿Y si queremos decorar todos los metodos de la clase?</text:p>
          </draw:text-box>
        </draw:frame>
        <draw:frame draw:style-name="gr20" draw:text-style-name="P15" draw:layer="layout" svg:width="11.684cm" svg:height="10.415cm" svg:x="7.366cm" svg:y="7.365cm">
          <draw:text-box>
            <text:p text:style-name="P15"><text:span text:style-name="T18">class Spam(object):</text:span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foo(self):</text:span></text:p>
            <text:p text:style-name="P15"><text:span text:style-name="T18"><text:s text:c="8"/></text:span><text:span text:style-name="T18">pass</text:span></text:p>
            <text:p text:style-name="P15"><text:span text:style-name="T18"/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bar(self):</text:span></text:p>
            <text:p text:style-name="P15"><text:span text:style-name="T18"><text:s text:c="8"/></text:span><text:span text:style-name="T18">pass</text:span></text:p>
            <text:p text:style-name="P15"><text:span text:style-name="T18"/></text:p>
            <text:p text:style-name="P15"><text:span text:style-name="T18"><text:s text:c="4"/></text:span><text:span text:style-name="T18">@debug</text:span></text:p>
            <text:p text:style-name="P15"><text:span text:style-name="T18"><text:s text:c="4"/></text:span><text:span text:style-name="T18">def dokk(self):</text:span></text:p>
            <text:p text:style-name="P15"><text:span text:style-name="T18"><text:s text:c="8"/></text:span><text:span text:style-name="T18">pass</text:span></text:p>
          </draw:text-box>
        </draw:frame>
        <draw:frame draw:style-name="gr5" draw:text-style-name="P11" draw:layer="layout" svg:width="8.969cm" svg:height="7.346cm" svg:x="8.812cm" svg:y="6.858cm">
          <draw:text-box>
            <text:p><text:span text:style-name="T12">K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1.27cm" presentation:class="title" presentation:user-transformed="true">
          <draw:text-box>
            <text:p>Decorador de clase</text:p>
          </draw:text-box>
        </draw:frame>
        <draw:frame draw:style-name="gr21" draw:text-style-name="P15" draw:layer="layout" svg:width="21.745cm" svg:height="13.803cm" svg:x="2.54cm" svg:y="5.501cm">
          <draw:text-box>
            <text:p text:style-name="P15"><text:span text:style-name="T18">def </text:span><text:span text:style-name="T19">debugmethods</text:span><text:span text:style-name="T18">(cls):</text:span></text:p>
            <text:p text:style-name="P15"><text:span text:style-name="T18"><text:s text:c="4"/></text:span><text:span text:style-name="T18">for name, value in vars(cls).items():</text:span></text:p>
            <text:p text:style-name="P15"><text:span text:style-name="T18"><text:s text:c="8"/></text:span><text:span text:style-name="T18">if callable(value):</text:span></text:p>
            <text:p text:style-name="P15"><text:span text:style-name="T18"><text:s text:c="12"/></text:span><text:span text:style-name="T18">setattr(cls, name, debug(value))</text:span></text:p>
            <text:p text:style-name="P15"><text:span text:style-name="T18"><text:s text:c="4"/></text:span><text:span text:style-name="T18">return cls</text:span></text:p>
            <text:p text:style-name="P15"><text:span text:style-name="T18"/></text:p>
            <text:p text:style-name="P16"><text:span text:style-name="T20">@</text:span><text:span text:style-name="T21">debugmethods</text:span></text:p>
            <text:p text:style-name="P16"><text:span text:style-name="T20">class Spam(object):</text:span></text:p>
            <text:p text:style-name="P16"><text:span text:style-name="T20"><text:s text:c="4"/></text:span><text:span text:style-name="T20">def foo(self):</text:span></text:p>
            <text:p text:style-name="P16"><text:span text:style-name="T20"><text:s text:c="8"/></text:span><text:span text:style-name="T20">pass</text:span></text:p>
            <text:p text:style-name="P16"><text:span text:style-name="T20"/></text:p>
            <text:p text:style-name="P16"><text:span text:style-name="T20"><text:s text:c="4"/></text:span><text:span text:style-name="T20">def bar(self):</text:span></text:p>
            <text:p text:style-name="P16"><text:span text:style-name="T20"><text:s text:c="8"/></text:span><text:span text:style-name="T20">pass</text:span></text:p>
            <text:p text:style-name="P16"><text:span text:style-name="T20"/></text:p>
            <text:p text:style-name="P16"><text:span text:style-name="T20"><text:s text:c="4"/></text:span><text:span text:style-name="T20">def dokk(self):</text:span></text:p>
            <text:p text:style-name="P16"><text:span text:style-name="T20"><text:s text:c="8"/></text:span><text:span text:style-name="T20">p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71cm" svg:y="7.62cm" presentation:class="title" presentation:user-transformed="true">
          <draw:text-box>
            <text:p>¿Muchas clases que decora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15" draw:layer="layout" svg:width="27.492cm" svg:height="3.639cm" svg:x="0.508cm" svg:y="3.951cm">
          <draw:text-box>
            <text:p text:style-name="P15"><text:span text:style-name="T18">class debugmeta(type):</text:span></text:p>
            <text:p text:style-name="P15"><text:span text:style-name="T18"><text:s text:c="4"/></text:span><text:span text:style-name="T18">def __new__(clstype, name, bases, attrs):</text:span></text:p>
            <text:p text:style-name="P15"><text:span text:style-name="T18"><text:s text:c="8"/></text:span><text:span text:style-name="T18">cls = super().__new__(clstype, name, bases, attrs)</text:span></text:p>
            <text:p text:style-name="P15"><text:span text:style-name="T18"><text:s text:c="8"/></text:span><text:span text:style-name="T18">return debugmethods(cls)</text:span></text:p>
          </draw:text-box>
        </draw:frame>
        <draw:frame presentation:style-name="pr5" draw:layer="layout" svg:width="25.199cm" svg:height="3.506cm" svg:x="1.471cm" svg:y="7.986cm" presentation:class="title" presentation:user-transformed="true">
          <draw:text-box>
            <text:p>Ejemplo</text:p>
          </draw:text-box>
        </draw:frame>
        <draw:frame draw:style-name="gr23" draw:layer="layout" svg:width="20.32cm" svg:height="7.968cm" svg:x="5.334cm" svg:y="11.481cm">
          <draw:text-box>
            <text:p><text:span text:style-name="T18">class Base(object, metaclass=debugmeta):</text:span></text:p>
            <text:p><text:span text:style-name="T18"><text:s text:c="4"/></text:span><text:span text:style-name="T18">...</text:span></text:p>
            <text:p><text:span text:style-name="T18"/></text:p>
            <text:p><text:span text:style-name="T18">class SpamFoo(Base):</text:span></text:p>
            <text:p><text:span text:style-name="T18"><text:s text:c="3"/></text:span><text:span text:style-name="T18">...</text:span></text:p>
            <text:p><text:span text:style-name="T18"/></text:p>
            <text:p><text:span text:style-name="T18">class SpamBar(Base):</text:span></text:p>
            <text:p><text:span text:style-name="T18"><text:s text:c="4"/></text:span><text:span text:style-name="T18">...</text:span></text:p>
            <text:p><text:s text:c="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15" draw:layer="layout" svg:width="27.492cm" svg:height="3.639cm" svg:x="0.508cm" svg:y="3.951cm">
          <draw:text-box>
            <text:p text:style-name="P15"><text:span text:style-name="T18">class debugmeta(type):</text:span></text:p>
            <text:p text:style-name="P15"><text:span text:style-name="T18"><text:s text:c="4"/></text:span><text:span text:style-name="T18">def __new__(</text:span><text:span text:style-name="T19">clstype</text:span><text:span text:style-name="T18">, name, bases, attrs):</text:span></text:p>
            <text:p text:style-name="P15"><text:span text:style-name="T18"><text:s text:c="8"/></text:span><text:span text:style-name="T18">cls = super().__new__(clstype, name, bases, attrs)</text:span></text:p>
            <text:p text:style-name="P15"><text:span text:style-name="T18"><text:s text:c="8"/></text:span><text:span text:style-name="T18">return debugmethods(cls)</text:span></text:p>
          </draw:text-box>
        </draw:frame>
        <draw:line draw:style-name="gr9" draw:text-style-name="P3" draw:layer="layout" svg:x1="18.288cm" svg:y1="10.16cm" svg:x2="10.16cm" svg:y2="5.842cm">
          <text:p/>
        </draw:line>
        <draw:frame draw:style-name="gr5" draw:text-style-name="P10" draw:layer="layout" svg:width="11.327cm" svg:height="1.195cm" svg:x="13.208cm" svg:y="10.235cm">
          <draw:text-box>
            <text:p text:style-name="P10"><text:span text:style-name="T10">Es la metaclase misma (self)</text:span></text:p>
          </draw:text-box>
        </draw:frame>
        <draw:line draw:style-name="gr9" draw:text-style-name="P3" draw:layer="layout" svg:x1="4.572cm" svg:y1="14.478cm" svg:x2="5.842cm" svg:y2="5.588cm">
          <text:p/>
        </draw:line>
        <draw:frame draw:style-name="gr5" draw:text-style-name="P10" draw:layer="layout" svg:width="25.106cm" svg:height="2.139cm" svg:x="1.016cm" svg:y="14.478cm">
          <draw:text-box>
            <text:p text:style-name="P10"><text:span text:style-name="T10">El metodo que se llama para definir la clase. Es decir que puedes</text:span></text:p>
            <text:p text:style-name="P10"><text:span text:style-name="T10">meterte en el momento justo antes de la definicion de la cla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15" draw:layer="layout" svg:width="27.492cm" svg:height="3.639cm" svg:x="0.508cm" svg:y="3.951cm">
          <draw:text-box>
            <text:p text:style-name="P15"><text:span text:style-name="T18">class debugmeta(type):</text:span></text:p>
            <text:p text:style-name="P15"><text:span text:style-name="T18"><text:s text:c="4"/></text:span><text:span text:style-name="T18">def __new__(</text:span><text:span text:style-name="T22">clstype</text:span><text:span text:style-name="T18">, name, bases, attrs):</text:span></text:p>
            <text:p text:style-name="P15"><text:span text:style-name="T18"><text:s text:c="8"/></text:span><text:span text:style-name="T18">cls = </text:span><text:span text:style-name="T19">super().__new__</text:span><text:span text:style-name="T18">(clstype, name, bases, attrs)</text:span></text:p>
            <text:p text:style-name="P15"><text:span text:style-name="T18"><text:s text:c="8"/></text:span><text:span text:style-name="T18">return debugmethods(cls)</text:span></text:p>
          </draw:text-box>
        </draw:frame>
        <draw:line draw:style-name="gr9" draw:text-style-name="P3" draw:layer="layout" svg:x1="4.572cm" svg:y1="14.478cm" svg:x2="7.366cm" svg:y2="6.858cm">
          <text:p/>
        </draw:line>
        <draw:frame draw:style-name="gr5" draw:text-style-name="P10" draw:layer="layout" svg:width="24.399cm" svg:height="2.139cm" svg:x="1.016cm" svg:y="14.478cm">
          <draw:text-box>
            <text:p text:style-name="P10"><text:span text:style-name="T10">Llamamos a super para obtener la clase definida y le aplicamos</text:span></text:p>
            <text:p text:style-name="P10"><text:span text:style-name="T10">el decorador antes de devolver la clase definid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dat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odos los valores en python tienen tipo</text:p>
              </text:list-item>
              <text:list-item>
                <text:p>Clases “son funciones” que devuelven una instancia</text:p>
              </text:list-item>
              <text:list-item>
                <text:p>Clases representan la definicion de tipos nuev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datos</text:p>
          </draw:text-box>
        </draw:frame>
        <draw:frame draw:style-name="gr24" draw:text-style-name="P17" draw:layer="layout" svg:width="10.463cm" svg:height="9.442cm" svg:x="9.095cm" svg:y="5.29cm">
          <draw:text-box>
            <text:p text:style-name="P17"><text:span text:style-name="T23">&gt;&gt;&gt; x = 1</text:span></text:p>
            <text:p text:style-name="P17"><text:span text:style-name="T23">&gt;&gt;&gt; type(x)</text:span></text:p>
            <text:p text:style-name="P17"><text:span text:style-name="T23">&lt;class 'int'&gt;</text:span></text:p>
            <text:p text:style-name="P17"><text:span text:style-name="T23">&gt;&gt;&gt; y = [1,2]</text:span></text:p>
            <text:p text:style-name="P17"><text:span text:style-name="T23">&gt;&gt;&gt; type(y)</text:span></text:p>
            <text:p text:style-name="P17"><text:span text:style-name="T23">&lt;class 'list'&gt;</text:span></text:p>
            <text:p text:style-name="P17"><text:span text:style-name="T23">&gt;&gt;&gt; class Foo(object):</text:span></text:p>
            <text:p text:style-name="P17"><text:span text:style-name="T23">... <text:s text:c="4"/>pass</text:span></text:p>
            <text:p text:style-name="P17"><text:span text:style-name="T23">... </text:span></text:p>
            <text:p text:style-name="P17"><text:span text:style-name="T23">&gt;&gt;&gt; type(Foo)</text:span></text:p>
            <text:p text:style-name="P17"><text:span text:style-name="T23">&lt;class 'type'&gt;</text:span></text:p>
            <text:p text:style-name="P17"><text:span text:style-name="T23">&gt;&gt;&gt; type(Foo())</text:span></text:p>
            <text:p text:style-name="P17"><text:span text:style-name="T23">&lt;class '__main__.Foo'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s tripas de las clases</text:p>
          </draw:text-box>
        </draw:frame>
        <draw:frame draw:style-name="gr25" draw:text-style-name="P18" draw:layer="layout" svg:width="20.712cm" svg:height="4.901cm" svg:x="4.688cm" svg:y="5.642cm">
          <draw:text-box>
            <text:p text:style-name="P18"><text:span text:style-name="T24">class Spam(object):</text:span></text:p>
            <text:p text:style-name="P18"><text:span text:style-name="T24"><text:s text:c="4"/></text:span><text:span text:style-name="T24">def __init__(self, name):</text:span></text:p>
            <text:p text:style-name="P18"><text:span text:style-name="T24"><text:s text:c="8"/></text:span><text:span text:style-name="T24">self.name = name</text:span></text:p>
            <text:p text:style-name="P18"><text:span text:style-name="T24"/></text:p>
            <text:p text:style-name="P18"><text:span text:style-name="T24"><text:s text:c="4"/></text:span><text:span text:style-name="T24">def say_hello(self):</text:span></text:p>
            <text:p text:style-name="P18"><text:span text:style-name="T24"><text:s text:c="8"/></text:span><text:span text:style-name="T24">print("Hello {0}".format(self.name))</text:span></text:p>
          </draw:text-box>
        </draw:frame>
        <draw:frame draw:style-name="gr5" draw:text-style-name="P10" draw:layer="layout" svg:width="10.239cm" svg:height="1.195cm" svg:x="2.54cm" svg:y="4.139cm">
          <draw:text-box>
            <text:p><text:span text:style-name="T10">Consideramos esta clase:</text:span></text:p>
          </draw:text-box>
        </draw:frame>
        <draw:frame draw:style-name="gr5" draw:text-style-name="P10" draw:layer="layout" svg:width="14.849cm" svg:height="1.195cm" svg:x="2.54cm" svg:y="11.397cm">
          <draw:text-box>
            <text:p><text:span text:style-name="T10">Tenemos los siguientes componentes:</text:span></text:p>
          </draw:text-box>
        </draw:frame>
        <draw:frame draw:style-name="gr5" draw:text-style-name="P19" draw:layer="layout" svg:width="11.372cm" svg:height="2.855cm" svg:x="3.448cm" svg:y="13.354cm">
          <draw:text-box>
            <text:list text:style-name="L3">
              <text:list-item>
                <text:p text:style-name="P19"><text:span text:style-name="T25">Nombre: </text:span><text:span text:style-name="T26">Spam</text:span></text:p>
              </text:list-item>
              <text:list-item>
                <text:p text:style-name="P19"><text:span text:style-name="T25">Bases: </text:span><text:span text:style-name="T26">object</text:span></text:p>
              </text:list-item>
              <text:list-item>
                <text:p text:style-name="P19"><text:span text:style-name="T25">Metodos: </text:span><text:span text:style-name="T26">__init__</text:span><text:span text:style-name="T27">,</text:span><text:span text:style-name="T26"> say_hell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5" draw:text-style-name="P19" draw:layer="layout" svg:width="23.124cm" svg:height="7.102cm" svg:x="3.048cm" svg:y="5.251cm">
          <draw:text-box>
            <text:p><text:span text:style-name="T25">Paso 1: Se prepara un diccionario donde vamos a almacenar los </text:span></text:p>
            <text:p><text:span text:style-name="T25">atributos (tanto atributos como funciones son atributos)</text:span></text:p>
            <text:p><text:span text:style-name="T25"/></text:p>
            <text:p><text:span text:style-name="T24">&gt;&gt;&gt; clsattrs = type.__prepare__()</text:span></text:p>
            <text:p><text:span text:style-name="T25"/></text:p>
            <text:p><text:span text:style-name="T25"/></text:p>
            <text:list text:style-name="L3">
              <text:list-item>
                <text:p><text:span text:style-name="T25">Por defecto clsattrs es un simple diccionario vacio.</text:span></text:p>
              </text:list-item>
              <text:list-item>
                <text:p><text:span text:style-name="T25">Se va usar como contexto locals a la hora de “compilar” la cl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5" draw:text-style-name="P19" draw:layer="layout" svg:width="22.185cm" svg:height="9.241cm" svg:x="3.048cm" svg:y="5.334cm">
          <draw:text-box>
            <text:p><text:span text:style-name="T25">Paso 2: Se extrae el “body” de la clase, o es decir la definicion </text:span></text:p>
            <text:p><text:span text:style-name="T25">de las funciones como string.</text:span></text:p>
            <text:p><text:span text:style-name="T25"/></text:p>
            <text:p><text:span text:style-name="T25">Esto lo hace python “por debajo”, pero la idea general es esto:</text:span></text:p>
            <text:p><text:span text:style-name="T25"/></text:p>
            <text:p><text:span text:style-name="T24">&gt;&gt;&gt; body = """</text:span></text:p>
            <text:p><text:span text:style-name="T24">def __init__(self, name):</text:span></text:p>
            <text:p><text:span text:style-name="T24"><text:s text:c="4"/></text:span><text:span text:style-name="T24">self.name = name</text:span></text:p>
            <text:p><text:span text:style-name="T24">def say_hello(self):</text:span></text:p>
            <text:p><text:span text:style-name="T24"><text:s text:c="4"/></text:span><text:span text:style-name="T24">print("Hello {0}".format(self.name))</text:span></text:p>
            <text:p><text:span text:style-name="T24">""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26" draw:text-style-name="P19" draw:layer="layout" svg:width="23.622cm" svg:height="7.505cm" svg:x="3.048cm" svg:y="5.334cm">
          <draw:text-box>
            <text:p><text:span text:style-name="T25">Paso 3: Se compila el body extraido en el paso anterior y se </text:span></text:p>
            <text:p><text:span text:style-name="T25">rellena clsattrs con los resultados.</text:span></text:p>
            <text:p><text:span text:style-name="T25"/></text:p>
            <text:p><text:span text:style-name="T24">&gt;&gt;&gt; exec(body, globals(), clsattrs)</text:span></text:p>
            <text:p><text:span text:style-name="T24">&gt;&gt;&gt; clsattrs</text:span></text:p>
            <text:p><text:span text:style-name="T24">{'say_hello': &lt;function say_hello at 0x7f0b840e5e60&gt;, </text:span></text:p>
            <text:p><text:span text:style-name="T24">'__init__': &lt;function __init__ at 0x7f0b840e5dd0&gt;}</text:span></text:p>
            <text:p><text:span text:style-name="T24"/></text:p>
            <text:p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26" draw:text-style-name="P19" draw:layer="layout" svg:width="23.622cm" svg:height="7.412cm" svg:x="3.048cm" svg:y="5.334cm">
          <draw:text-box>
            <text:p><text:span text:style-name="T25">Paso 4: se crea la clase con todos los datos que ya tenemos.</text:span></text:p>
            <text:p><text:span text:style-name="T25"/></text:p>
            <text:p><text:span text:style-name="T24">&gt;&gt;&gt; Spam = type("Spam", (object,), clsattrs)</text:span></text:p>
            <text:p><text:span text:style-name="T24">&gt;&gt;&gt; Spam</text:span></text:p>
            <text:p><text:span text:style-name="T24">&lt;class '__main__.Spam'&gt;</text:span></text:p>
            <text:p><text:span text:style-name="T24">&gt;&gt;&gt; Spam("Andrey").say_hello()</text:span></text:p>
            <text:p><text:span text:style-name="T24">Hello Andrey</text:span></text:p>
            <text:p><text:span text:style-name="T24"/></text:p>
            <text:p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725cm" svg:y="7.162cm" presentation:class="title" presentation:user-transformed="true">
          <draw:text-box>
            <text:p>Estructuras con checkeo de tip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27" draw:text-style-name="P15" draw:layer="layout" svg:width="24.13cm" svg:height="12.109cm" svg:x="2.286cm" svg:y="4.826cm">
          <draw:text-box>
            <text:p text:style-name="P15"><text:span text:style-name="T18">class Person(Struct):</text:span></text:p>
            <text:p text:style-name="P15"><text:span text:style-name="T18"><text:s text:c="4"/></text:span><text:span text:style-name="T18">_fields = ['name', 'age']</text:span></text:p>
            <text:p text:style-name="P15"><text:span text:style-name="T18"/></text:p>
            <text:p text:style-name="P15"><text:span text:style-name="T18"><text:s text:c="4"/></text:span><text:span text:style-name="T18">@property</text:span></text:p>
            <text:p text:style-name="P15"><text:span text:style-name="T18"><text:s text:c="4"/></text:span><text:span text:style-name="T18">def age(self):</text:span></text:p>
            <text:p text:style-name="P15"><text:span text:style-name="T18"><text:s text:c="8"/></text:span><text:span text:style-name="T18">return self._age</text:span></text:p>
            <text:p text:style-name="P15"><text:span text:style-name="T18"/></text:p>
            <text:p text:style-name="P15"><text:span text:style-name="T18"><text:s text:c="4"/></text:span><text:span text:style-name="T18">@age.setter</text:span></text:p>
            <text:p text:style-name="P15"><text:span text:style-name="T18"><text:s text:c="4"/></text:span><text:span text:style-name="T18">def age(self, value):</text:span></text:p>
            <text:p text:style-name="P15"><text:span text:style-name="T18"><text:s text:c="8"/></text:span><text:span text:style-name="T18">if not isinstance(value, int):</text:span></text:p>
            <text:p text:style-name="P15"><text:span text:style-name="T18"><text:s text:c="12"/></text:span><text:span text:style-name="T18">raise TypeError("int expected")</text:span></text:p>
            <text:p text:style-name="P15"><text:span text:style-name="T18"><text:s text:c="8"/></text:span><text:span text:style-name="T18">if value &lt; 0:</text:span></text:p>
            <text:p text:style-name="P15"><text:span text:style-name="T18"><text:s text:c="12"/></text:span><text:span text:style-name="T18">raise ValueError("value must be &gt; 0")</text:span></text:p>
            <text:p text:style-name="P15"><text:span text:style-name="T18"><text:s text:c="8"/></text:span><text:span text:style-name="T18">self._age = val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28" draw:text-style-name="P15" draw:layer="layout" svg:width="24.384cm" svg:height="11.262cm" svg:x="2.54cm" svg:y="4.994cm">
          <draw:text-box>
            <text:p text:style-name="P15"><text:span text:style-name="T19">&gt;&gt;&gt; p = Person("Andrey", 25)</text:span></text:p>
            <text:p text:style-name="P15"><text:span text:style-name="T19">&gt;&gt;&gt; p.age = 24.5</text:span></text:p>
            <text:p text:style-name="P15"><text:span text:style-name="T18">Traceback (most recent call last):</text:span></text:p>
            <text:p text:style-name="P15"><text:span text:style-name="T18"><text:s text:c="2"/></text:span><text:span text:style-name="T18">File "&lt;stdin&gt;", line 1, in &lt;module&gt;</text:span></text:p>
            <text:p text:style-name="P15"><text:span text:style-name="T18"><text:s text:c="2"/></text:span><text:span text:style-name="T18">File "struct01-properties.py", line 24, in age</text:span></text:p>
            <text:p text:style-name="P15"><text:span text:style-name="T18"><text:s text:c="4"/></text:span><text:span text:style-name="T18">raise TypeError("int expected")</text:span></text:p>
            <text:p text:style-name="P15"><text:span text:style-name="T18">TypeError: int expected</text:span></text:p>
            <text:p text:style-name="P15"><text:span text:style-name="T19">&gt;&gt;&gt; p.age = -1</text:span></text:p>
            <text:p text:style-name="P15"><text:span text:style-name="T18">Traceback (most recent call last):</text:span></text:p>
            <text:p text:style-name="P15"><text:span text:style-name="T18"><text:s text:c="2"/></text:span><text:span text:style-name="T18">File "&lt;stdin&gt;", line 1, in &lt;module&gt;</text:span></text:p>
            <text:p text:style-name="P15"><text:span text:style-name="T18"><text:s text:c="2"/></text:span><text:span text:style-name="T18">File "struct01-properties.py", line 26, in age</text:span></text:p>
            <text:p text:style-name="P15"><text:span text:style-name="T18"><text:s text:c="4"/></text:span><text:span text:style-name="T18">raise ValueError("value must be &gt; 0")</text:span></text:p>
            <text:p text:style-name="P15"><text:span text:style-name="T18">ValueError: value must be &gt;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5" draw:text-style-name="P20" draw:layer="layout" svg:width="24.255cm" svg:height="2.301cm" svg:x="1.907cm" svg:y="9.398cm">
          <draw:text-box>
            <text:p text:style-name="P20"><text:span text:style-name="T28">¿Nos imaginamos definir properties por cada atributo </text:span></text:p>
            <text:p text:style-name="P20"><text:span text:style-name="T28">y/o por cada structura que definamo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nda aproximacion: Descriptores</text:p>
          </draw:text-box>
        </draw:frame>
        <draw:frame draw:style-name="gr19" draw:text-style-name="P15" draw:layer="layout" svg:width="25.4cm" svg:height="14.65cm" svg:x="1.524cm" svg:y="5.162cm">
          <draw:text-box>
            <text:p text:style-name="P15"><text:span text:style-name="T18">class Descriptor(object):</text:span></text:p>
            <text:p text:style-name="P15"><text:span text:style-name="T18"><text:s text:c="4"/></text:span><text:span text:style-name="T18">def __init__(self, name):</text:span></text:p>
            <text:p text:style-name="P15"><text:span text:style-name="T18"><text:s text:c="8"/></text:span><text:span text:style-name="T18">self.name = name</text:span></text:p>
            <text:p text:style-name="P15"><text:span text:style-name="T18"><text:s text:c="4"/></text:span><text:span text:style-name="T18">def __get__(self, instance, cls):</text:span></text:p>
            <text:p text:style-name="P15"><text:span text:style-name="T18"><text:s text:c="8"/></text:span><text:span text:style-name="T18">print("__get__")</text:span></text:p>
            <text:p text:style-name="P15"><text:span text:style-name="T18"><text:s text:c="8"/></text:span><text:span text:style-name="T18">if instance is None:</text:span></text:p>
            <text:p text:style-name="P15"><text:span text:style-name="T18"><text:s text:c="12"/></text:span><text:span text:style-name="T18">return self</text:span></text:p>
            <text:p text:style-name="P15"><text:span text:style-name="T18"><text:s text:c="8"/></text:span><text:span text:style-name="T18">return instance.__dict__[self.name]</text:span></text:p>
            <text:p text:style-name="P15"><text:span text:style-name="T18"><text:s text:c="4"/></text:span><text:span text:style-name="T18">def __set__(self, instance, value):</text:span></text:p>
            <text:p text:style-name="P15"><text:span text:style-name="T18"><text:s text:c="8"/></text:span><text:span text:style-name="T18">print("__set__ -&gt; {0}".format(value))</text:span></text:p>
            <text:p text:style-name="P15"><text:span text:style-name="T18"><text:s text:c="8"/></text:span><text:span text:style-name="T18">instance.__dict__[self.name] = value</text:span></text:p>
            <text:p text:style-name="P15"><text:span text:style-name="T18"><text:s text:c="4"/></text:span><text:span text:style-name="T18">def __delete__(self, instance):</text:span></text:p>
            <text:p text:style-name="P15"><text:span text:style-name="T18"><text:s text:c="8"/></text:span><text:span text:style-name="T18">print("__delete__")</text:span></text:p>
            <text:p text:style-name="P15"><text:span text:style-name="T18"><text:s text:c="8"/></text:span><text:span text:style-name="T18">del instance.__dict__[self.name]</text:span></text:p>
            <text:p text:style-name="P15"><text:span text:style-name="T18"/></text:p>
            <text:p text:style-name="P15"><text:span text:style-name="T18">class Spam(object):</text:span></text:p>
            <text:p text:style-name="P15"><text:span text:style-name="T18"><text:s text:c="4"/></text:span><text:span text:style-name="T18">foo = Descriptor("foo"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nda aproximacion: Descriptores</text:p>
          </draw:text-box>
        </draw:frame>
        <draw:frame draw:style-name="gr29" draw:text-style-name="P21" draw:layer="layout" svg:width="15.005cm" svg:height="8.147cm" svg:x="7.62cm" svg:y="7.601cm">
          <draw:text-box>
            <text:p text:style-name="P21"><text:span text:style-name="T29">&gt;&gt;&gt; s = Spam()</text:span></text:p>
            <text:p text:style-name="P21"><text:span text:style-name="T29">&gt;&gt;&gt; s.foo = "20"</text:span></text:p>
            <text:p text:style-name="P21"><text:span text:style-name="T29">__set__ -&gt; 20</text:span></text:p>
            <text:p text:style-name="P21"><text:span text:style-name="T29">&gt;&gt;&gt; s.foo</text:span></text:p>
            <text:p text:style-name="P21"><text:span text:style-name="T29">__get__</text:span></text:p>
            <text:p text:style-name="P21"><text:span text:style-name="T29">'20'</text:span></text:p>
            <text:p text:style-name="P21"><text:span text:style-name="T29">&gt;&gt;&gt; del s.foo</text:span></text:p>
            <text:p text:style-name="P21"><text:span text:style-name="T29">__delete__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CN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30T19:14:30</meta:creation-date>
    <dc:date>2013-07-07T16:28:18</dc:date>
    <meta:editing-duration>PT4H53M32S</meta:editing-duration>
    <meta:editing-cycles>5</meta:editing-cycles>
    <meta:generator>LibreOffice/4.0.4.2$Linux_X86_64 LibreOffice_project/400m0$Build-2</meta:generator>
    <meta:document-statistic meta:object-count="256"/>
  </office:meta>
</office:document-meta>
</file>